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277301"/>
    </style:style>
    <style:style style:name="P2" style:family="paragraph" style:parent-style-name="Text_20_body">
      <style:text-properties officeooo:paragraph-rsid="00277301"/>
    </style:style>
    <style:style style:name="P3" style:family="paragraph" style:parent-style-name="Heading_20_1" style:master-page-name="Right_20_Page">
      <style:paragraph-properties style:page-number="auto"/>
      <style:text-properties officeooo:rsid="00279d27" officeooo:paragraph-rsid="00279d27"/>
    </style:style>
    <style:style style:name="P4" style:family="paragraph" style:parent-style-name="Text_20_body">
      <style:text-properties officeooo:rsid="00279d27" officeooo:paragraph-rsid="00279d27"/>
    </style:style>
    <style:style style:name="P5" style:family="paragraph" style:parent-style-name="Heading_20_3">
      <style:text-properties officeooo:paragraph-rsid="00277301"/>
    </style:style>
    <style:style style:name="P6" style:family="paragraph" style:parent-style-name="Heading_20_3">
      <style:paragraph-properties fo:break-before="page"/>
      <style:text-properties officeooo:rsid="00279d27" officeooo:paragraph-rsid="00279d27"/>
    </style:style>
    <style:style style:name="T1" style:family="text">
      <style:text-properties officeooo:rsid="001d5e8e"/>
    </style:style>
    <style:style style:name="T2" style:family="text">
      <style:text-properties officeooo:rsid="00279d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Can’t Help Falling In Love</text:h>
      <text:h text:style-name="Heading_20_2" text:outline-level="2">(<text:span text:style-name="T2">Elvis Presley</text:span>)</text:h>
      <text:p text:style-name="Text_20_body">Time Signature: 4/4</text:p>
      <text:p text:style-name="Text_20_body">Chords: Am, C, <text:span text:style-name="T2">Dm, Em, </text:span>F, G</text:p>
      <text:p text:style-name="Text_20_body">Tempo: 130 - 150 BPM</text:p>
      <text:p text:style-name="P1"/>
      <text:h text:style-name="P6" text:outline-level="3">[INTRO]</text:h>
      <text:p text:style-name="P4">C G C G</text:p>
      <text:h text:style-name="Heading_20_3" text:outline-level="3">[VERSE 1]</text:h>
      <text:p text:style-name="P4">C <text:s text:c="3"/>Em <text:s/>Am <text:s text:c="8"/>F <text:s text:c="4"/>C <text:s text:c="2"/>G</text:p>
      <text:p text:style-name="P4">Wise men say, only fools rush in </text:p>
      <text:p text:style-name="P4"><text:s text:c="4"/>F <text:s/>G <text:s text:c="3"/>Am <text:s text:c="3"/>F <text:s text:c="9"/>C <text:s text:c="3"/>G <text:s text:c="2"/>C</text:p>
      <text:p text:style-name="P4">But I can't help falling in love with you</text:p>
      <text:p text:style-name="P4">C <text:s text:c="4"/>Em Am <text:s text:c="11"/>F <text:s/>C <text:s/>G</text:p>
      <text:p text:style-name="P4">Shall I stay, would it be a sin </text:p>
      <text:p text:style-name="P4"><text:s text:c="3"/>F <text:s/>G <text:s text:c="3"/>Am <text:s text:c="3"/>F <text:s text:c="9"/>C <text:s text:c="3"/>G <text:s text:c="3"/>C</text:p>
      <text:p text:style-name="P4">If I can't help falling in love with you</text:p>
      <text:h text:style-name="Heading_20_3" text:outline-level="3">[BRIDGE]</text:h>
      <text:p text:style-name="P4">Em <text:s text:c="11"/>F <text:s text:c="4"/>Em <text:s text:c="11"/>F</text:p>
      <text:p text:style-name="P4">Like a river flows, surely to the sea</text:p>
      <text:p text:style-name="P4">Em <text:s text:c="11"/>F <text:s text:c="4"/></text:p>
      <text:p text:style-name="P4">Darling so it goes, </text:p>
      <text:p text:style-name="P4">Em <text:s text:c="22"/>Dm <text:s text:c="2"/>G</text:p>
      <text:p text:style-name="P4">some things are meant to be</text:p>
      <text:h text:style-name="Heading_20_3" text:outline-level="3">[VERSE 2]</text:h>
      <text:p text:style-name="P4">C <text:s text:c="3"/>Em <text:s/>Am <text:s text:c="11"/>F <text:s text:c="4"/>C <text:s text:c="2"/>G <text:s/></text:p>
      <text:p text:style-name="P4">Take my hand, take my whole life too</text:p>
      <text:p text:style-name="P4"><text:s text:c="4"/>F <text:s/>G <text:s text:c="3"/>Am <text:s text:c="3"/>F <text:s text:c="9"/>C <text:s text:c="3"/>G <text:s text:c="3"/>C <text:s text:c="5"/></text:p>
      <text:p text:style-name="P4">For I can't help falling in love with you</text:p>
      <text:h text:style-name="Heading_20_3" text:outline-level="3">[BRIDGE]</text:h>
      <text:p text:style-name="P4">Em <text:s text:c="11"/>F <text:s text:c="4"/>Em <text:s text:c="11"/>F</text:p>
      <text:p text:style-name="P4">Like a river flows, surely to the sea</text:p>
      <text:p text:style-name="P4">Em <text:s text:c="11"/>F <text:s text:c="4"/></text:p>
      <text:p text:style-name="P4">Darling so it goes, </text:p>
      <text:p text:style-name="P4">Em <text:s text:c="22"/>Dm <text:s text:c="2"/>G</text:p>
      <text:p text:style-name="P4">some things are meant to be</text:p>
      <text:h text:style-name="Heading_20_3" text:outline-level="3">[VERSE 3]</text:h>
      <text:p text:style-name="P4">C <text:s text:c="3"/>Em <text:s/>Am <text:s text:c="11"/>F <text:s text:c="4"/>C <text:s text:c="2"/>G <text:s/></text:p>
      <text:p text:style-name="P4">Take my hand, take my whole life too</text:p>
      <text:p text:style-name="P4"><text:s text:c="4"/>F <text:s/>G <text:s text:c="3"/>Am <text:s text:c="3"/>F <text:s text:c="9"/>C <text:s text:c="3"/>G <text:s text:c="3"/>C <text:s text:c="5"/></text:p>
      <text:p text:style-name="P4">For I can't help falling in love with you</text:p>
      <text:p text:style-name="P4"><text:s text:c="4"/>F <text:s/>G <text:s text:c="3"/>Am <text:s text:c="3"/>F <text:s text:c="9"/>C <text:s text:c="3"/>G <text:s text:c="3"/>C <text:s text:c="5"/></text:p>
      <text:p text:style-name="P4">For I can't help falling in love with 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21M57S</meta:editing-duration>
    <meta:editing-cycles>27</meta:editing-cycles>
    <meta:generator>LibreOffice/5.2.6.2$MacOSX_X86_64 LibreOffice_project/a3100ed2409ebf1c212f5048fbe377c281438fdc</meta:generator>
    <dc:title>Lyrics + Chords</dc:title>
    <dc:date>2017-05-19T08:41:59.595575000</dc:date>
    <meta:print-date>2017-04-03T12:23:29.985893000</meta:print-date>
    <meta:document-statistic meta:table-count="0" meta:image-count="0" meta:object-count="0" meta:page-count="2" meta:paragraph-count="42" meta:word-count="224" meta:character-count="1194" meta:non-whitespace-character-count="64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